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Mingti2L Big5" svg:font-family="'AR PL Mingti2L Big5'"/>
    <style:font-face style:name="DejaVu Math TeX Gyre1" svg:font-family="'DejaVu Math TeX Gyre'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408cm" fo:min-width="5.15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7.95cm" fo:min-width="7.7cm"/>
    </style:style>
    <style:style style:name="gr4" style:family="graphic" style:parent-style-name="objectwithoutfill">
      <style:graphic-properties svg:stroke-color="#3465a4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15cm"/>
    </style:style>
    <style:style style:name="gr1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cm"/>
    </style:style>
    <style:style style:name="gr1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6" style:family="graphic" style:parent-style-name="standard">
      <style:graphic-properties draw:stroke="dash" draw:stroke-dash="Fine_20_Dashed" svg:stroke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115cm"/>
    </style:style>
    <style:style style:name="gr18" style:family="graphic" style:parent-style-name="objectwithoutfill">
      <style:graphic-properties draw:stroke="dash" draw:stroke-dash="Fine_20_Dashed" svg:stroke-color="#000000" draw:marker-end="Arrow" draw:marker-end-width="0.2cm" draw:fill="none" draw:textarea-vertical-align="middle"/>
    </style:style>
    <style:style style:name="gr19" style:family="graphic" style:parent-style-name="standard">
      <style:graphic-properties svg:stroke-color="#000000" draw:marker-start="Arrow" draw:textarea-vertical-align="middle"/>
    </style:style>
    <style:style style:name="gr20" style:family="graphic" style:parent-style-name="standard">
      <style:graphic-properties draw:stroke="none" draw:stroke-dash="Line_20_Style_20_9" draw:fill="none" draw:fill-color="#729fcf" draw:textarea-horizontal-align="justify" draw:textarea-vertical-align="middle" draw:auto-grow-height="false" fo:min-height="9.15cm" fo:min-width="8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DejaVu Math TeX Gyre" fo:font-size="8pt" style:font-size-asian="8pt" style:font-size-complex="8pt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font-name="DejaVu Math TeX Gyre" fo:font-size="8pt" style:font-size-asian="8pt" style:font-size-complex="8pt"/>
    </style:style>
    <style:style style:name="P6" style:family="paragraph">
      <loext:graphic-properties draw:fill="none" draw:fill-color="#ffffff"/>
      <style:text-properties style:font-name="DejaVu Math TeX Gyre" fo:font-size="8pt" style:font-size-asian="8pt" style:font-size-complex="8pt"/>
    </style:style>
    <style:style style:name="P7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DejaVu Math TeX Gyre" fo:font-size="8pt" style:font-size-asian="8pt" style:font-size-complex="8pt"/>
    </style:style>
    <style:style style:name="T2" style:family="text">
      <style:text-properties style:text-position="-33% 58%" style:font-name="DejaVu Math TeX Gyre" fo:font-size="8pt" style:font-size-asian="8pt" style:font-size-complex="8pt"/>
    </style:style>
    <style:style style:name="T3" style:family="text">
      <style:text-properties style:font-name="DejaVu Math TeX Gyre1" fo:font-size="8pt" style:font-name-asian="DejaVu Math TeX Gyre1" style:font-size-asian="8pt" style:font-name-complex="DejaVu Math TeX Gyre1" style:font-size-complex="8pt"/>
    </style:style>
    <style:style style:name="T4" style:family="text">
      <style:text-properties style:text-position="-33% 58%" style:font-name="DejaVu Math TeX Gyre" fo:font-size="8pt" style:font-name-asian="DejaVu Math TeX Gyre1" style:font-size-asian="8pt" style:font-name-complex="DejaVu Math TeX Gyre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3.8cm" svg:y="3.3cm">
          <text:p text:style-name="P2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3.8cm" svg:y="10.3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6.83cm" svg:y="5.05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6.83cm" svg:y="8.55cm">
          <text:p text:style-name="P2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0.77cm" svg:y="8.55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0.77cm" svg:y="5.05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2cm" svg:height="8.2cm" svg:x="9.9cm" svg:y="2.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9cm" svg:y1="7.3cm" svg:x2="12.53cm" svg:y2="7.3cm">
          <text:p/>
        </draw:line>
        <draw:line draw:style-name="gr4" draw:text-style-name="P1" draw:layer="layout" svg:x1="11.9cm" svg:y1="6.7cm" svg:x2="12.53cm" svg:y2="6.7cm">
          <text:p/>
        </draw:line>
        <draw:line draw:style-name="gr4" draw:text-style-name="P1" draw:layer="layout" svg:x1="11.9cm" svg:y1="7.5cm" svg:x2="11.9cm" svg:y2="7.3cm">
          <text:p/>
        </draw:line>
        <draw:line draw:style-name="gr4" draw:text-style-name="P1" draw:layer="layout" svg:x1="11.9cm" svg:y1="6.5cm" svg:x2="11.7cm" svg:y2="6.5cm">
          <text:p/>
        </draw:line>
        <draw:ellipse draw:style-name="gr5" draw:text-style-name="P2" draw:layer="layout" svg:width="1cm" svg:height="0.4cm" draw:transform="rotate (1.5707963267949) translate (11.5cm 7.5cm)" draw:kind="arc" draw:start-angle="359.77" draw:end-angle="180">
          <text:p/>
        </draw:ellipse>
        <draw:line draw:style-name="gr4" draw:text-style-name="P1" draw:layer="layout" svg:x1="11.9cm" svg:y1="7.5cm" svg:x2="11.7cm" svg:y2="7.5cm">
          <text:p/>
        </draw:line>
        <draw:line draw:style-name="gr4" draw:text-style-name="P1" draw:layer="layout" svg:x1="16.1cm" svg:y1="6.7cm" svg:x2="15.47cm" svg:y2="6.7cm">
          <text:p/>
        </draw:line>
        <draw:line draw:style-name="gr4" draw:text-style-name="P1" draw:layer="layout" svg:x1="16.1cm" svg:y1="7.3cm" svg:x2="15.47cm" svg:y2="7.3cm">
          <text:p/>
        </draw:line>
        <draw:line draw:style-name="gr4" draw:text-style-name="P1" draw:layer="layout" svg:x1="16.1cm" svg:y1="6.5cm" svg:x2="16.1cm" svg:y2="6.7cm">
          <text:p/>
        </draw:line>
        <draw:line draw:style-name="gr4" draw:text-style-name="P1" draw:layer="layout" svg:x1="16.1cm" svg:y1="7.5cm" svg:x2="16.3cm" svg:y2="7.5cm">
          <text:p/>
        </draw:line>
        <draw:ellipse draw:style-name="gr5" draw:text-style-name="P2" draw:layer="layout" svg:width="1cm" svg:height="0.4cm" draw:transform="rotate (-1.5707963267949) translate (16.5cm 6.5cm)" draw:kind="arc" draw:start-angle="359.77" draw:end-angle="180">
          <text:p/>
        </draw:ellipse>
        <draw:line draw:style-name="gr4" draw:text-style-name="P1" draw:layer="layout" svg:x1="16.1cm" svg:y1="6.5cm" svg:x2="16.3cm" svg:y2="6.5cm">
          <text:p/>
        </draw:line>
        <draw:line draw:style-name="gr6" draw:text-style-name="P1" xml:id="id1" draw:id="id1" draw:layer="layout" svg:x1="12cm" svg:y1="7.4cm" svg:x2="12cm" svg:y2="6.6cm">
          <text:p/>
        </draw:line>
        <draw:line draw:style-name="gr6" draw:text-style-name="P1" draw:layer="layout" svg:x1="12.2cm" svg:y1="7.4cm" svg:x2="12.2cm" svg:y2="6.6cm">
          <text:p/>
        </draw:line>
        <draw:line draw:style-name="gr6" draw:text-style-name="P1" draw:layer="layout" svg:x1="12.17cm" svg:y1="7.3cm" svg:x2="12.2cm" svg:y2="7.4cm">
          <text:p/>
        </draw:line>
        <draw:line draw:style-name="gr6" draw:text-style-name="P1" draw:layer="layout" svg:x1="12cm" svg:y1="6.6cm" svg:x2="12.03cm" svg:y2="6.7cm">
          <text:p/>
        </draw:line>
        <draw:line draw:style-name="gr6" draw:text-style-name="P1" draw:layer="layout" svg:x1="12.2cm" svg:y1="6.6cm" svg:x2="12.23cm" svg:y2="6.7cm">
          <text:p/>
        </draw:line>
        <draw:line draw:style-name="gr6" draw:text-style-name="P1" xml:id="id4" draw:id="id4" draw:layer="layout" svg:x1="12.37cm" svg:y1="7.3cm" svg:x2="12.4cm" svg:y2="7.4cm">
          <draw:glue-point draw:id="4" svg:x="5cm" svg:y="5cm" draw:escape-direction="down"/>
          <text:p/>
        </draw:line>
        <draw:line draw:style-name="gr6" draw:text-style-name="P1" xml:id="id5" draw:id="id5" draw:layer="layout" svg:x1="15.6cm" svg:y1="7.4cm" svg:x2="15.6cm" svg:y2="6.6cm">
          <text:p/>
        </draw:line>
        <draw:line draw:style-name="gr6" draw:text-style-name="P1" draw:layer="layout" svg:x1="15.8cm" svg:y1="7.4cm" svg:x2="15.8cm" svg:y2="6.6cm">
          <text:p/>
        </draw:line>
        <draw:line draw:style-name="gr6" draw:text-style-name="P1" draw:layer="layout" svg:x1="15.77cm" svg:y1="7.3cm" svg:x2="15.8cm" svg:y2="7.4cm">
          <text:p/>
        </draw:line>
        <draw:line draw:style-name="gr6" draw:text-style-name="P1" draw:layer="layout" svg:x1="15.6cm" svg:y1="6.6cm" svg:x2="15.63cm" svg:y2="6.7cm">
          <text:p/>
        </draw:line>
        <draw:line draw:style-name="gr6" draw:text-style-name="P1" draw:layer="layout" svg:x1="15.8cm" svg:y1="6.6cm" svg:x2="15.83cm" svg:y2="6.7cm">
          <text:p/>
        </draw:line>
        <draw:line draw:style-name="gr6" draw:text-style-name="P1" xml:id="id3" draw:id="id3" draw:layer="layout" svg:x1="15.97cm" svg:y1="7.3cm" svg:x2="16cm" svg:y2="7.4cm">
          <draw:glue-point draw:id="4" svg:x="5cm" svg:y="5cm" draw:escape-direction="down"/>
          <text:p/>
        </draw:line>
        <draw:g xml:id="id2" draw:id="id2">
          <draw:line draw:style-name="gr7" draw:text-style-name="P4" draw:layer="layout" svg:x1="14.062cm" svg:y1="9.625cm" svg:x2="14.062cm" svg:y2="9.375cm">
            <text:p/>
          </draw:line>
          <draw:line draw:style-name="gr8" draw:text-style-name="P4" draw:layer="layout" svg:x1="13.937cm" svg:y1="9.875cm" svg:x2="13.937cm" svg:y2="9.125cm">
            <text:p/>
          </draw:line>
          <draw:line draw:style-name="gr9" draw:text-style-name="P4" draw:layer="layout" svg:x1="14.062cm" svg:y1="9.5cm" svg:x2="14.312cm" svg:y2="9.5cm">
            <text:p/>
          </draw:line>
          <draw:line draw:style-name="gr10" draw:text-style-name="P4" draw:layer="layout" svg:x1="13.937cm" svg:y1="9.5cm" svg:x2="13.687cm" svg:y2="9.5cm">
            <text:p/>
          </draw:line>
        </draw:g>
        <draw:connector draw:style-name="gr11" draw:text-style-name="P2" draw:layer="layout" draw:line-skew="-0.844cm" svg:x1="12cm" svg:y1="7.4cm" svg:x2="13.687cm" svg:y2="9.5cm" draw:start-shape="id1" draw:start-glue-point="2" draw:end-shape="id2" draw:end-glue-point="3" svg:d="M12000 7400v2100h1687" svg:viewBox="0 0 1688 2101">
          <text:p/>
        </draw:connector>
        <draw:connector draw:style-name="gr11" draw:text-style-name="P2" draw:layer="layout" svg:x1="14.312cm" svg:y1="9.5cm" svg:x2="16cm" svg:y2="7.4cm" draw:start-shape="id2" draw:start-glue-point="1" draw:end-shape="id3" draw:end-glue-point="4" svg:d="M14312 9500h1688v-2100" svg:viewBox="0 0 1689 2101">
          <text:p/>
        </draw:connector>
        <draw:connector draw:style-name="gr11" draw:text-style-name="P2" draw:layer="layout" draw:line-skew="0.899cm" svg:x1="12.4cm" svg:y1="7.4cm" svg:x2="15.6cm" svg:y2="7.4cm" draw:start-shape="id4" draw:start-glue-point="4" draw:end-shape="id5" draw:end-glue-point="2" svg:d="M12400 7400v1400h3200v-1400" svg:viewBox="0 0 3201 1401">
          <text:p/>
        </draw:connector>
        <draw:frame draw:style-name="gr12" draw:text-style-name="P6" draw:layer="layout" svg:width="0.3cm" svg:height="0.535cm" svg:x="11.55cm" svg:y="6.733cm">
          <draw:text-box>
            <text:p text:style-name="P5"><text:span text:style-name="T1">N</text:span></text:p>
          </draw:text-box>
        </draw:frame>
        <draw:frame draw:style-name="gr12" draw:text-style-name="P6" draw:layer="layout" svg:width="0.3cm" svg:height="0.535cm" svg:x="16.15cm" svg:y="6.734cm">
          <draw:text-box>
            <text:p text:style-name="P5"><text:span text:style-name="T1">S</text:span></text:p>
          </draw:text-box>
        </draw:frame>
        <draw:line draw:style-name="gr13" draw:text-style-name="P1" draw:layer="layout" svg:x1="13.3cm" svg:y1="9.5cm" svg:x2="12.7cm" svg:y2="9.5cm">
          <text:p/>
        </draw:line>
        <draw:frame draw:style-name="gr12" draw:text-style-name="P6" draw:layer="layout" svg:width="0.3cm" svg:height="0.535cm" svg:x="11.55cm" svg:y="6.734cm">
          <draw:text-box>
            <text:p text:style-name="P5"><text:span text:style-name="T1">N</text:span></text:p>
          </draw:text-box>
        </draw:frame>
        <draw:frame draw:style-name="gr14" draw:text-style-name="P6" draw:layer="layout" svg:width="0.9cm" svg:height="0.602cm" svg:x="12.5cm" svg:y="8.863cm">
          <draw:text-box>
            <text:p text:style-name="P5"><text:span text:style-name="T1">I</text:span><text:span text:style-name="T2">ex</text:span></text:p>
          </draw:text-box>
        </draw:frame>
        <draw:circle draw:style-name="gr5" draw:text-style-name="P2" draw:layer="layout" svg:width="3cm" svg:height="3cm" svg:x="12.5cm" svg:y="5.5cm" draw:kind="arc" draw:start-angle="11.51" draw:end-angle="168.5">
          <text:p/>
        </draw:circle>
        <draw:circle draw:style-name="gr5" draw:text-style-name="P2" draw:layer="layout" svg:width="3cm" svg:height="3cm" draw:transform="rotate (-3.14159265358979) translate (15.5cm 8.499cm)" draw:kind="arc" draw:start-angle="11.51" draw:end-angle="168.5">
          <text:p/>
        </draw:circle>
        <draw:line draw:style-name="gr4" draw:text-style-name="P1" draw:layer="layout" svg:x1="11.9cm" svg:y1="6.7cm" svg:x2="11.9cm" svg:y2="6.5cm">
          <text:p/>
        </draw:line>
        <draw:line draw:style-name="gr4" draw:text-style-name="P1" draw:layer="layout" svg:x1="16.1cm" svg:y1="7.3cm" svg:x2="16.1cm" svg:y2="7.5cm">
          <text:p/>
        </draw:line>
        <draw:line draw:style-name="gr15" draw:text-style-name="P1" xml:id="id6" draw:id="id6" draw:layer="layout" svg:x1="11.52cm" svg:y1="6.8cm" svg:x2="9.5cm" svg:y2="6.8cm">
          <text:p/>
        </draw:line>
        <draw:line draw:style-name="gr15" draw:text-style-name="P1" xml:id="id7" draw:id="id7" draw:layer="layout" svg:x1="18.5cm" svg:y1="6.8cm" svg:x2="16.48cm" svg:y2="6.8cm">
          <text:p/>
        </draw:line>
        <draw:line draw:style-name="gr15" draw:text-style-name="P1" xml:id="id9" draw:id="id9" draw:layer="layout" svg:x1="18.5cm" svg:y1="7.2cm" svg:x2="16.48cm" svg:y2="7.2cm">
          <text:p/>
        </draw:line>
        <draw:line draw:style-name="gr15" draw:text-style-name="P1" xml:id="id8" draw:id="id8" draw:layer="layout" svg:x1="11.52cm" svg:y1="7.2cm" svg:x2="9.5cm" svg:y2="7.2cm">
          <text:p/>
        </draw:line>
        <draw:circle draw:style-name="gr16" draw:text-style-name="P2" draw:layer="layout" svg:width="9cm" svg:height="9cm" svg:x="9.5cm" svg:y="2.5cm" draw:kind="arc" draw:start-angle="2.54" draw:end-angle="177.45">
          <text:p/>
        </draw:circle>
        <draw:circle draw:style-name="gr16" draw:text-style-name="P2" draw:layer="layout" svg:width="9cm" svg:height="9cm" draw:transform="rotate (-3.14159265358979) translate (18.5cm 11.499cm)" draw:kind="arc" draw:start-angle="2.54" draw:end-angle="177.45">
          <text:p/>
        </draw:circle>
        <draw:connector draw:style-name="gr16" draw:text-style-name="P2" draw:layer="layout" svg:x1="11.52cm" svg:y1="6.8cm" svg:x2="16.48cm" svg:y2="6.8cm" draw:start-shape="id6" draw:start-glue-point="1" draw:end-shape="id7" draw:end-glue-point="3" svg:d="M11520 6800h4960" svg:viewBox="0 0 4961 1">
          <text:p/>
        </draw:connector>
        <draw:connector draw:style-name="gr16" draw:text-style-name="P2" draw:layer="layout" svg:x1="11.52cm" svg:y1="7.2cm" svg:x2="16.48cm" svg:y2="7.2cm" draw:start-shape="id8" draw:start-glue-point="1" draw:end-shape="id9" draw:end-glue-point="3" svg:d="M11520 7200h4960" svg:viewBox="0 0 4961 1">
          <text:p/>
        </draw:connector>
        <draw:frame draw:style-name="gr17" draw:text-style-name="P6" draw:layer="layout" svg:width="0.95cm" svg:height="0.602cm" svg:x="13.65cm" svg:y="6.135cm">
          <draw:text-box>
            <text:p text:style-name="P5"><text:span text:style-name="T3">Φ</text:span><text:span text:style-name="T4">0</text:span></text:p>
          </draw:text-box>
        </draw:frame>
        <draw:line draw:style-name="gr18" draw:text-style-name="P1" draw:layer="layout" svg:x1="14.3cm" svg:y1="6.8cm" svg:x2="13.8cm" svg:y2="6.8cm">
          <text:p/>
        </draw:line>
        <draw:line draw:style-name="gr18" draw:text-style-name="P1" draw:layer="layout" svg:x1="14.301cm" svg:y1="7.2cm" svg:x2="13.801cm" svg:y2="7.2cm">
          <text:p/>
        </draw:line>
        <draw:line draw:style-name="gr18" draw:text-style-name="P1" draw:layer="layout" svg:x1="13.8cm" svg:y1="2.5cm" svg:x2="14.2cm" svg:y2="2.5cm">
          <text:p/>
        </draw:line>
        <draw:line draw:style-name="gr18" draw:text-style-name="P1" draw:layer="layout" svg:x1="13.8cm" svg:y1="11.5cm" svg:x2="14.2cm" svg:y2="11.5cm">
          <text:p/>
        </draw:line>
        <draw:ellipse draw:style-name="gr19" draw:text-style-name="P2" draw:layer="layout" svg:width="1.4cm" svg:height="1.1cm" svg:x="13.3cm" svg:y="4.7cm" draw:kind="arc" draw:start-angle="359.94" draw:end-angle="180.24">
          <text:p/>
        </draw:ellipse>
        <draw:frame draw:style-name="gr17" draw:text-style-name="P6" draw:layer="layout" svg:width="0.95cm" svg:height="0.535cm" svg:x="13.65cm" svg:y="4.135cm">
          <draw:text-box>
            <text:p text:style-name="P5"><text:span text:style-name="T3">ω</text:span></text:p>
          </draw:text-box>
        </draw:frame>
        <draw:custom-shape draw:style-name="gr20" draw:text-style-name="P7" draw:layer="layout" svg:width="9.2cm" svg:height="9.4cm" svg:x="9.4cm" svg:y="2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Mingti2L Big5" svg:font-family="'AR PL Mingti2L Big5'"/>
    <style:font-face style:name="DejaVu Math TeX Gyre1" svg:font-family="'DejaVu Math TeX Gyre'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09:20:14.318553850</meta:creation-date>
    <dc:date>2020-11-03T15:46:49.414090833</dc:date>
    <meta:editing-duration>PT1H48M58S</meta:editing-duration>
    <meta:editing-cycles>31</meta:editing-cycles>
    <meta:generator>LibreOffice/6.1.5.2$Linux_X86_64 LibreOffice_project/10$Build-2</meta:generator>
    <meta:document-statistic meta:object-count="65"/>
  </office:meta>
</office:document-meta>
</file>